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/>
    </style:style>
    <style:style style:name="T3" style:parent-style-name="Fonteparág.padrão" style:family="text">
      <style:text-properties fo:background-color="#FFFF00"/>
    </style:style>
    <style:style style:name="T4" style:parent-style-name="Fonteparág.padrão" style:family="text">
      <style:text-properties fo:background-color="#FFFF00"/>
    </style:style>
    <style:style style:name="P5" style:parent-style-name="Textbody" style:family="paragraph">
      <style:paragraph-properties fo:text-align="justify" fo:margin-bottom="0in"/>
    </style:style>
    <style:style style:name="T6" style:parent-style-name="StrongEmphasis" style:family="text">
      <style:text-properties fo:background-color="#FFFF00"/>
    </style:style>
    <style:style style:name="T7" style:parent-style-name="Fonteparág.padrão" style:family="text">
      <style:text-properties fo:background-color="#FFFF00"/>
    </style:style>
    <style:style style:name="T8" style:parent-style-name="Fonteparág.padrão" style:family="text">
      <style:text-properties fo:background-color="#FFFF00"/>
    </style:style>
    <style:style style:name="P9" style:parent-style-name="Textbody" style:family="paragraph">
      <style:paragraph-properties fo:text-align="justify" fo:margin-bottom="0in"/>
    </style:style>
    <style:style style:name="T10" style:parent-style-name="StrongEmphasis" style:family="text">
      <style:text-properties fo:background-color="#FFFF00"/>
    </style:style>
    <style:style style:name="T11" style:parent-style-name="Fonteparág.padrão" style:family="text">
      <style:text-properties fo:background-color="#FFFF00"/>
    </style:style>
    <style:style style:name="P12" style:parent-style-name="Textbody" style:family="paragraph">
      <style:paragraph-properties fo:text-align="justify"/>
    </style:style>
    <style:style style:name="T13" style:parent-style-name="StrongEmphasis" style:family="text">
      <style:text-properties fo:background-color="#FFFF00"/>
    </style:style>
    <style:style style:name="T14" style:parent-style-name="Fonteparág.padrão" style:family="text">
      <style:text-properties fo:background-color="#FFFF00"/>
    </style:style>
    <style:style style:name="P15" style:parent-style-name="Textbody" style:family="paragraph">
      <style:paragraph-properties fo:text-align="justify"/>
    </style:style>
    <style:style style:name="T16" style:parent-style-name="Fonteparág.padrão" style:family="text">
      <style:text-properties fo:background-color="#FFFF00"/>
    </style:style>
    <style:style style:name="T17" style:parent-style-name="Fonteparág.padrão" style:family="text">
      <style:text-properties fo:background-color="#FFFF00"/>
    </style:style>
    <style:style style:name="T18" style:parent-style-name="Fonteparág.padrão" style:family="text">
      <style:text-properties fo:background-color="#FFFF00"/>
    </style:style>
    <style:style style:name="T19" style:parent-style-name="Fonteparág.padrão" style:family="text">
      <style:text-properties fo:background-color="#FFFF00"/>
    </style:style>
    <style:style style:name="P20" style:parent-style-name="Textbody" style:family="paragraph">
      <style:paragraph-properties fo:text-align="justify"/>
    </style:style>
    <style:style style:name="P21" style:parent-style-name="Textbody" style:family="paragraph">
      <style:paragraph-properties fo:text-align="justify" fo:margin-bottom="0in"/>
    </style:style>
    <style:style style:name="P22" style:parent-style-name="Textbody" style:family="paragraph">
      <style:paragraph-properties fo:text-align="justify" fo:margin-bottom="0in"/>
    </style:style>
    <style:style style:name="P23" style:parent-style-name="Textbody" style:family="paragraph">
      <style:paragraph-properties fo:text-align="justify" fo:margin-bottom="0in"/>
    </style:style>
    <style:style style:name="P24" style:parent-style-name="Textbody" style:family="paragraph">
      <style:paragraph-properties fo:text-align="justify" fo:margin-bottom="0in"/>
    </style:style>
    <style:style style:name="P25" style:parent-style-name="Textbody" style:family="paragraph">
      <style:paragraph-properties fo:text-align="justify" fo:margin-bottom="0in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text-align="justify"/>
    </style:style>
    <style:style style:name="P28" style:parent-style-name="HorizontalLine" style:family="paragraph">
      <style:paragraph-properties fo:text-align="justify"/>
    </style:style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/>
    <style:style style:name="P46" style:parent-style-name="Textbody" style:family="paragraph">
      <style:paragraph-properties fo:margin-bottom="0in"/>
    </style:style>
    <style:style style:name="P47" style:parent-style-name="Textbody" style:family="paragraph"/>
  </office:automatic-styles>
  <office:body>
    <office:text text:use-soft-page-breaks="true">
      <text:h text:style-name="P1" text:outline-level="3"><text:span text:style-name="StrongEmphasis">Resumo – Dia 1</text:span></text:h>
      <text:p text:style-name="P2">A<text:s/><text:span text:style-name="T3">modelagem de banco de dados relacional</text:span><text:s/>envolve a estruturação e documentação dos dados para<text:s/><text:span text:style-name="T4">garantir coerência, eficiência e integridade</text:span>. O processo ocorre em três níveis principais:</text:p>
      <text:list text:style-name="LFO1" text:continue-numbering="true">
        <text:list-item>
          <text:p text:style-name="P5"><text:span text:style-name="T6">Modelo Conceitual</text:span><text:span text:style-name="T7"><text:s/>– Visão abstrata</text:span><text:s/>que define entidades, atributos e relacionamentos, geralmente representado por<text:s/><text:span text:style-name="T8">diagramas Entidade-Relacionamento (DER).</text:span></text:p>
        </text:list-item>
        <text:list-item>
          <text:p text:style-name="P9"><text:span text:style-name="T10">Modelo Lógico</text:span><text:span text:style-name="T11"><text:s/>– Estrutura formal</text:span><text:s/>que transforma o modelo conceitual em tabelas, chaves primárias (PK) e chaves estrangeiras (FK), mas ainda sem estar vinculado a um Sistema de Gerenciamento de Banco de Dados (SGBD).</text:p>
        </text:list-item>
        <text:list-item>
          <text:p text:style-name="P12"><text:span text:style-name="T13">Modelo Físico</text:span><text:span text:style-name="T14"><text:s/>– Implementação no SGBD</text:span><text:s/>escolhido (como MySQL ou PostgreSQL), considerando otimizações como índices e normalização.</text:p>
        </text:list-item>
      </text:list>
      <text:p text:style-name="P15">A<text:s/><text:span text:style-name="T16">normalização</text:span><text:s/>organiza os dados para<text:s/><text:span text:style-name="T17">evitar redundância</text:span>, enquanto a<text:s/><text:span text:style-name="T18">desnormalização</text:span><text:s/>pode ser utilizada para<text:s/><text:span text:style-name="T19">melhorar a performance</text:span>.</text:p>
      <text:p text:style-name="P20">Além disso, conceitos da álgebra relacional são essenciais para manipulação dos dados, incluindo:</text:p>
      <text:list text:style-name="LFO2" text:continue-numbering="true">
        <text:list-item>
          <text:p text:style-name="P21"><text:span text:style-name="StrongEmphasis">Seleção (σ)</text:span><text:s/>– Filtra linhas específicas.</text:p>
        </text:list-item>
        <text:list-item>
          <text:p text:style-name="P22"><text:span text:style-name="StrongEmphasis">Projeção (π)</text:span><text:s/>– Seleciona colunas específicas.</text:p>
        </text:list-item>
        <text:list-item>
          <text:p text:style-name="P23"><text:span text:style-name="StrongEmphasis">Produto cartesiano (×)</text:span><text:s/>– Combina todas as linhas de duas tabelas (cuidado com alto custo computacional).</text:p>
        </text:list-item>
        <text:list-item>
          <text:p text:style-name="P24"><text:span text:style-name="StrongEmphasis">Junção (⋈)</text:span><text:s/>– Relaciona dados de tabelas distintas, podendo ser natural, esquerda ou direita.</text:p>
        </text:list-item>
        <text:list-item>
          <text:p text:style-name="P25"><text:span text:style-name="StrongEmphasis">União (∪)</text:span><text:s/>– Combina resultados de diferentes consultas.</text:p>
        </text:list-item>
        <text:list-item>
          <text:p text:style-name="P26"><text:span text:style-name="StrongEmphasis">Interseção (∩)</text:span><text:s/>– Retorna elementos comuns entre duas consultas.</text:p>
        </text:list-item>
      </text:list>
      <text:p text:style-name="P27">O estudo prático se baseia no case de um e-commerce chamado "Clube do Livro", aplicando esses conceitos para responder perguntas de negócio, como encontrar clientes elegíveis para frete grátis ou vendedores sem vendas.</text:p>
      <text:p text:style-name="P28"/>
      <text:h text:style-name="Título3" text:outline-level="3"><text:span text:style-name="StrongEmphasis">Perguntas e Respostas</text:span></text:h>
      <text:list text:style-name="LFO3" text:continue-numbering="true">
        <text:list-item>
          <text:p text:style-name="P29"><text:span text:style-name="StrongEmphasis">O que é modelagem de dados e qual sua importância?</text:span><text:line-break/>A modelagem de dados é o processo de estruturar e documentar como os dados são armazenados, organizados e manipulados em um sistema. Ela é essencial para garantir coerência, eficiência e integridade no banco de dados.</text:p>
        </text:list-item>
        <text:list-item>
          <text:p text:style-name="P30"><text:span text:style-name="StrongEmphasis">Quais são os três níveis da modelagem de dados?</text:span></text:p>
          <text:list text:continue-numbering="true">
            <text:list-item>
              <text:p text:style-name="P31"><text:span text:style-name="StrongEmphasis">Modelo Conceitual:</text:span><text:s/>Representação abstrata com foco em entidades e relacionamentos.</text:p>
            </text:list-item>
            <text:list-item>
              <text:p text:style-name="P32"><text:span text:style-name="StrongEmphasis">Modelo Lógico:</text:span><text:s/>Estrutura formal com tabelas, chaves primárias e estrangeiras.</text:p>
            </text:list-item>
            <text:list-item>
              <text:p text:style-name="P33"><text:span text:style-name="StrongEmphasis">Modelo Físico:</text:span><text:s/>Implementação no SGBD com otimizações como índices.</text:p>
            </text:list-item>
          </text:list>
        </text:list-item>
        <text:list-item>
          <text:p text:style-name="P34"><text:span text:style-name="StrongEmphasis">O que é normalização e qual seu objetivo?</text:span><text:line-break/>Normalização é o processo de organizar os dados para evitar redundância e inconsistências, aplicando formas normais (1ª, 2ª, 3ª FN, etc.).</text:p>
        </text:list-item>
        <text:list-item>
          <text:p text:style-name="P35"><text:span text:style-name="StrongEmphasis">Quando a desnormalização pode ser utilizada?</text:span><text:line-break/>Quando há necessidade de melhorar a performance de leitura, duplicando alguns dados para evitar operações complexas como joins.</text:p>
        </text:list-item>
        <text:list-item>
          <text:p text:style-name="P36"><text:span text:style-name="StrongEmphasis">O que é uma chave primária (PK) e uma chave estrangeira (FK)?</text:span></text:p>
          <text:soft-page-break/>
          <text:list text:continue-numbering="true">
            <text:list-item>
              <text:p text:style-name="P37"><text:span text:style-name="StrongEmphasis">Chave primária (PK):</text:span><text:s/>Identificador único de um registro em uma tabela.</text:p>
            </text:list-item>
            <text:list-item>
              <text:p text:style-name="P38"><text:span text:style-name="StrongEmphasis">Chave estrangeira (FK):</text:span><text:s/>Referência a uma chave primária de outra tabela, estabelecendo relacionamentos.</text:p>
            </text:list-item>
          </text:list>
        </text:list-item>
        <text:list-item>
          <text:p text:style-name="P39"><text:span text:style-name="StrongEmphasis">O que é a seleção (σ) na álgebra relacional?</text:span><text:line-break/>É uma operação que retorna linhas específicas de uma tabela baseadas em uma condição.</text:p>
        </text:list-item>
        <text:list-item>
          <text:p text:style-name="P40"><text:span text:style-name="StrongEmphasis">O que é a projeção (π) na álgebra relacional?</text:span><text:line-break/>É uma operação que seleciona colunas específicas de uma tabela.</text:p>
        </text:list-item>
        <text:list-item>
          <text:p text:style-name="P41"><text:span text:style-name="StrongEmphasis">O que é um produto cartesiano (×) e qual seu impacto?</text:span><text:line-break/>É a combinação de todas as linhas de duas tabelas, resultando em um alto número de combinações, podendo ser custoso.</text:p>
        </text:list-item>
        <text:list-item>
          <text:p text:style-name="P42"><text:span text:style-name="StrongEmphasis">Qual a diferença entre junção natural e junção esquerda/direita?</text:span></text:p>
          <text:list text:continue-numbering="true">
            <text:list-item>
              <text:p text:style-name="P43"><text:span text:style-name="StrongEmphasis">Junção natural:</text:span><text:s/>Relaciona duas tabelas baseando-se em colunas de mesmo nome.</text:p>
            </text:list-item>
            <text:list-item>
              <text:p text:style-name="P44"><text:span text:style-name="StrongEmphasis">Junção esquerda/direita:</text:span><text:s/>Retorna todos os registros de uma tabela e apenas os correspondentes da outra.</text:p>
            </text:list-item>
          </text:list>
        </text:list-item>
        <text:list-item>
          <text:p text:style-name="P45"><text:span text:style-name="StrongEmphasis">O que são as operações de união (∪) e interseção (∩) na álgebra relacional?</text:span></text:p>
        </text:list-item>
      </text:list>
      <text:list text:style-name="LFO4" text:continue-numbering="true">
        <text:list-item>
          <text:p text:style-name="P46"><text:span text:style-name="StrongEmphasis">União (∪):</text:span><text:s/>Combina os resultados de duas consultas diferentes.</text:p>
        </text:list-item>
        <text:list-item>
          <text:p text:style-name="P47"><text:span text:style-name="StrongEmphasis">Interseção (∩):</text:span><text:s/>Retorna apenas os registros comuns entre as duas consultas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s Santana Viana</dc:creator>
    <meta:creation-date>2025-03-07T08:30:00Z</meta:creation-date>
    <dc:date>2025-03-10T14:22:00Z</dc:date>
    <meta:template xlink:href="Normal.dotm" xlink:type="simple"/>
    <meta:editing-cycles>2</meta:editing-cycles>
    <meta:editing-duration>PT900S</meta:editing-duration>
    <meta:document-statistic meta:page-count="2" meta:paragraph-count="7" meta:word-count="560" meta:character-count="3582" meta:row-count="25" meta:non-whitespace-character-count="3029"/>
  </office:meta>
</office:document-meta>
</file>